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204cm" table:align="left"/>
    </style:style>
    <style:style style:name="Tabla1.A" style:family="table-column">
      <style:table-column-properties style:column-width="0.247cm"/>
    </style:style>
    <style:style style:name="Tabla1.B" style:family="table-column">
      <style:table-column-properties style:column-width="10.957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5.739cm" fo:margin-left="0.037cm" table:align="left"/>
    </style:style>
    <style:style style:name="Tabla2.A" style:family="table-column">
      <style:table-column-properties style:column-width="0.212cm"/>
    </style:style>
    <style:style style:name="Tabla2.B" style:family="table-column">
      <style:table-column-properties style:column-width="15.528cm"/>
    </style:style>
    <style:style style:name="Tabla2.A1" style:family="table-cell">
      <style:table-cell-properties style:vertical-align="middle" fo:padding="0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¿Cómo hacer una comparación en VHDL con un valor fijo sin definirlo entero (y sin usar el others)?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2638888889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3/04/como-hacer-una-comparacion-en-vhdl-con-un-valor-fijo-sin-definirlo-entero-y-sin-usar-el-others/" text:style-name="Internet_20_link" text:visited-style-name="Visited_20_Internet_20_Link"><text:span text:style-name="T3">https://soceame.wordpress.com/2024/03/04/como-hacer-una-comparacion-en-vhdl-con-un-valor-fijo-sin-definirlo-entero-y-sin-usar-el-other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10:44.538568798">22/02/2025</text:date></text:p>
      <text:p text:style-name="P10"/>
      <text:p text:style-name="P11">Es muy típico y a todos los que programamos (<text:span text:style-name="Emphasis">definimos hardware</text:span>) en VHDL se nos ha ocurrido utilizar en una comparación el valor ‘<text:span text:style-name="Emphasis">others</text:span>‘ (<text:span text:style-name="Strong_20_Emphasis">pero esto no es posible en VHDL</text:span>). Abajo un ejemplo de lo que digo:</text:p>
      <text:section text:style-name="Sect1" text:name="highlighter_641896"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/>
            </table:table-cell>
            <table:table-cell table:style-name="Tabla1.A1" office:value-type="string">
              <text:p text:style-name="Table_20_Contents"><text:span text:style-name="Source_20_Text">process(clk)</text:span></text:p>
              <text:p text:style-name="Table_20_Contents"><text:span text:style-name="Source_20_Text">begin</text:span></text:p>
              <text:p text:style-name="Table_20_Contents"><text:span text:style-name="Source_20_Text">    if rising_edge(clk) then</text:span></text:p>
              <text:p text:style-name="Table_20_Contents"><text:span text:style-name="Source_20_Text">        if signal8bits = (others=&gt;'0') then</text:span></text:p>
              <text:p text:style-name="Table_20_Contents"><text:span text:style-name="Source_20_Text">            output &lt;= '1';</text:span></text:p>
              <text:p text:style-name="Table_20_Contents"><text:span text:style-name="Source_20_Text">        end if;</text:span></text:p>
              <text:p text:style-name="Table_20_Contents"><text:span text:style-name="Source_20_Text">    end if;</text:span></text:p>
              <text:p text:style-name="Table_20_Contents"><text:span text:style-name="Source_20_Text">end process;</text:span></text:p>
            </table:table-cell>
          </table:table-row>
        </table:table>
        <text:p text:style-name="Text_20_body"/>
      </text:section>
      <text:p text:style-name="Text_20_body">Esto es debido a que <text:span text:style-name="Emphasis">others</text:span> <text:span text:style-name="Strong_20_Emphasis">no se puede utilizar en una comparación</text:span>. Para ello surgen varias salidas de las que todos hemos usado (y una que a lo mejor no sabías y que te soluciona toda la papeleta).</text:p>
      <text:list text:style-name="L1">
        <text:list-item>
          <text:p text:style-name="P12"><text:span text:style-name="Strong_20_Emphasis">Definir el valor a comparar entero:</text:span> eso implica poner todos y cada uno de los valores de la constantes, lo cual, puede volverse muy tedioso cuando son muchos bits. </text:p>
        </text:list-item>
        <text:list-item>
          <text:p text:style-name="P12"><text:span text:style-name="Strong_20_Emphasis">Definir una constante</text:span>: esta solución te permite quitarte el problema pero tienes que estar definiendo una constante aunque el valor con el que quieras comparar es todo <text:span text:style-name="Emphasis">ceros</text:span> o todo <text:span text:style-name="Emphasis">unos</text:span> </text:p>
        </text:list-item>
        <text:list-item>
          <text:p text:style-name="P13"><text:span text:style-name="Strong_20_Emphasis">El uso del atributo ‘</text:span><text:span text:style-name="Strong_20_Emphasis"><text:span text:style-name="Emphasis">range</text:span></text:span>: esta opción es de las más interesantes porque en vez de escribir el ‘<text:span text:style-name="Emphasis">others</text:span>‘ en la comparación, solo tenemos que poner el nombre de la variable que vamos a utilizar con el atributo. Para muestra un ejemplo. </text:p>
        </text:list-item>
      </text:list>
      <text:section text:style-name="Sect1" text:name="highlighter_49517"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Table_20_Contents"/>
            </table:table-cell>
            <table:table-cell table:style-name="Tabla2.A1" office:value-type="string">
              <text:p text:style-name="Table_20_Contents"><text:span text:style-name="Source_20_Text">process(clk)</text:span></text:p>
              <text:p text:style-name="Table_20_Contents"><text:span text:style-name="Source_20_Text">    begin</text:span></text:p>
              <text:p text:style-name="Table_20_Contents"><text:span text:style-name="Source_20_Text">        if rising_edge(clk) then</text:span></text:p>
              <text:p text:style-name="Table_20_Contents"><text:span text:style-name="Source_20_Text">            if signal8bits = ( signal8bits'range =&gt; '0') then</text:span></text:p>
              <text:p text:style-name="Table_20_Contents"><text:span text:style-name="Source_20_Text">                output &lt;= '1';</text:span></text:p>
              <text:p text:style-name="Table_20_Contents"><text:span text:style-name="Source_20_Text">            end if;</text:span></text:p>
              <text:p text:style-name="Table_20_Contents"><text:span text:style-name="Source_20_Text">        end if;</text:span></text:p>
              <text:p text:style-name="Table_20_Contents"><text:span text:style-name="Source_20_Text">    end process;</text:span></text:p>
            </table:table-cell>
          </table:table-row>
        </table:table>
        <text:p text:style-name="Text_20_body"/>
      </text:section>
      <text:p text:style-name="Text_20_body">Esto que ves aquí te evita el problema y además es <text:span text:style-name="Strong_20_Emphasis">sintetizable</text:span>, y <text:span text:style-name="Strong_20_Emphasis">hace la misma función que el ‘</text:span><text:span text:style-name="Strong_20_Emphasis"><text:span text:style-name="Emphasis">others</text:span></text:span><text:span text:style-name="Strong_20_Emphasis">‘.</text:span> Por lo que la próxima vez que quieras hacer una comparación con un valor que desconoces su tamaño o es demasiado grande, espero que pienses en esta solución.</text:p>
      <text:p text:style-name="Text_20_body"><text:span text:style-name="Strong_20_Emphasis">PD</text:span>: esta opción del atributo <text:span text:style-name="Emphasis">range</text:span> <text:span text:style-name="Strong_20_Emphasis">NO</text:span> se puede combinar con las otras formas que se pueden usar en el others. Ej: <text:span text:style-name="Emphasis">if signal8bits = (0=&gt;’1′, signal8bits’range=&gt;’0′) then</text:span> (esto da error)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c810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3/04/como-hacer-una-comparacion-en-vhdl-con-un-valor-fijo-sin-definirlo-entero-y-sin-usar-el-others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2138611111111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3/04/como-hacer-una-comparacion-en-vhdl-con-un-valor-fijo-sin-definirlo-entero-y-sin-usar-el-other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08:22.147701414</meta:creation-date>
    <meta:editing-duration>PT2M36S</meta:editing-duration>
    <meta:editing-cycles>3</meta:editing-cycles>
    <meta:generator>LibreOffice/24.8.4.2$Linux_X86_64 LibreOffice_project/480$Build-2</meta:generator>
    <dc:date>2025-02-22T17:10:44.126938315</dc:date>
    <meta:print-date>2025-02-22T17:10:29.858833215</meta:print-date>
    <meta:printed-by>Archivos PDF</meta:printed-by>
    <meta:document-statistic meta:table-count="2" meta:image-count="0" meta:object-count="0" meta:page-count="2" meta:paragraph-count="31" meta:word-count="323" meta:character-count="2228" meta:non-whitespace-character-count="1832"/>
  </office:meta>
</office:document-meta>
</file>